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28cm" svg:stroke-color="#000000" draw:marker-start-width="0.27cm" draw:marker-end-width="0.27cm" draw:fill="gradient" draw:fill-color="#00ff00" draw:fill-gradient-name="Gradient_20_2" draw:gradient-step-count="0" draw:textarea-vertical-align="middle" fo:padding-top="0.138cm" fo:padding-bottom="0.138cm" fo:padding-left="0.263cm" fo:padding-right="0.263cm"/>
    </style:style>
    <style:style style:name="P1" style:family="paragraph">
      <loext:graphic-properties draw:fill="gradient" draw:fill-color="#00ff00" draw:fill-gradient-name="Gradient_20_2" draw:gradient-step-count="0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0.634cm" svg:height="1.015cm" svg:x="0.483cm" svg:y="0.292cm" svg:viewBox="0 0 635 1016" draw:points="0,0 635,508 0,1016 127,508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ff00" draw:end-color="#00ff00" draw:start-intensity="100%" draw:end-intensity="8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linear" draw:start-color="#00ff00" draw:end-color="#00ff00" draw:start-intensity="100%" draw:end-intensity="65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8-01-01T19:08:15.641137084</dc:date>
    <meta:editing-duration>P1DT41M49S</meta:editing-duration>
    <meta:editing-cycles>71</meta:editing-cycles>
    <meta:generator>LibreOffice/5.4.3.2$Linux_X86_64 LibreOffice_project/40m0$Build-2</meta:generator>
    <meta:document-statistic meta:object-count="1"/>
  </office:meta>
</office:document-meta>
</file>